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, Courier, monospace"/>
    <style:font-face style:name="Monaco" svg:font-family="Monaco, Consolas, '&quot;Lucida Console&quot;', '&quot;Courier New&quot;', serif"/>
    <style:font-face style:name="OpenSymbol" svg:font-family="OpenSymbol"/>
    <style:font-face style:name="arial" svg:font-family="arial, sans-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Text_20_body" style:list-style-name="L1">
      <style:paragraph-properties fo:orphans="2" fo:widows="2"/>
      <style:text-properties fo:font-variant="normal" fo:text-transform="none" fo:color="#000000" fo:letter-spacing="normal"/>
    </style:style>
    <style:style style:name="P8" style:family="paragraph" style:parent-style-name="Text_20_body" style:list-style-name="L1">
      <style:paragraph-properties fo:margin-top="0cm" fo:margin-bottom="0cm" fo:orphans="2" fo:widows="2"/>
      <style:text-properties fo:font-variant="normal" fo:text-transform="none" fo:color="#000000" fo:letter-spacing="normal"/>
    </style:style>
    <style:style style:name="P9" style:family="paragraph" style:parent-style-name="Text_20_body" style:list-style-name="L1">
      <style:paragraph-properties fo:margin-top="0cm" fo:margin-bottom="0cm" fo:orphans="2" fo:widows="2"/>
    </style:style>
    <style:style style:name="T1" style:family="text">
      <style:text-properties style:font-size-asian="12pt" style:font-size-complex="12pt"/>
    </style:style>
    <style:style style:name="T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000000" fo:font-size="9pt" fo:letter-spacing="normal" fo:font-style="normal" fo:font-weight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style:font-size-asian="9pt" style:font-style-asian="normal" style:font-weight-asian="normal"/>
    </style:style>
    <style:style style:name="T6" style:family="text">
      <style:text-properties fo:font-variant="normal" fo:text-transform="none" fo:color="#000000" style:font-name="Courier New" fo:font-size="9.75pt" fo:letter-spacing="normal" fo:font-style="normal" fo:font-weight="normal"/>
    </style:style>
    <style:style style:name="T7" style:family="text">
      <style:text-properties fo:font-variant="normal" fo:text-transform="none" fo:color="#000000" style:font-name="Courier New" fo:font-size="9.75pt" fo:letter-spacing="normal" fo:font-style="normal" fo:font-weight="bold"/>
    </style:style>
    <style:style style:name="T8" style:family="text">
      <style:text-properties fo:font-variant="normal" fo:text-transform="none" fo:color="#636331" style:text-line-through-style="none" style:font-name="Courier New" fo:font-size="9.75pt" fo:letter-spacing="normal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66cccc" style:font-name="Courier New" fo:font-size="9.75pt" fo:letter-spacing="normal" fo:font-style="normal" fo:font-weight="normal"/>
    </style:style>
    <style:style style:name="T10" style:family="text">
      <style:text-properties fo:font-variant="normal" fo:text-transform="none" fo:color="#666666" style:font-name="Monaco" fo:letter-spacing="normal" fo:font-style="normal" fo:font-weight="normal"/>
    </style:style>
    <style:style style:name="T11" style:family="text">
      <style:text-properties style:font-name="Courier New" fo:font-size="9.75pt" fo:font-style="normal" fo:font-weight="normal"/>
    </style:style>
    <style:style style:name="T12" style:family="text">
      <style:text-properties style:font-name="Courier New" fo:font-size="9.75pt" fo:font-style="normal" fo:font-weight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HP frame 框架说明</text:p>
      <text:p text:style-name="P1"><text:s text:c="47"/>author:chen wei han 2012</text:p>
      <text:p text:style-name="P1"/>
      <text:p text:style-name="P3">1：php框架结构说明</text:p>
      <text:p text:style-name="P3"/>
      <text:p text:style-name="P3"><text:s text:c="7"/>api <text:s text:c="5"/>[兼容rest机制] </text:p>
      <text:p text:style-name="P3"><text:s text:c="7"/>app <text:s text:c="4"/>[多模块,i18n] </text:p>
      <text:p text:style-name="P3"><text:s text:c="7"/>config [配置] </text:p>
      <text:p text:style-name="P3"><text:s text:c="7"/>lib <text:s text:c="6"/>[类库，框架，smarty] </text:p>
      <text:p text:style-name="P3"><text:s text:c="7"/>public [资源，入口] </text:p>
      <text:p text:style-name="P4"><text:span text:style-name="T1"><text:s text:c="7"/>注意：报错机制，日志机制，phpdocument自动生成文档,</text:span><text:span text:style-name="T2">i18n</text:span></text:p>
      <text:p text:style-name="P3"><text:s text:c="2"/></text:p>
      <text:p text:style-name="P3">2：php代码编写规范 严格按照phpdocuemnt文档生成工具</text:p>
      <text:p text:style-name="P3"><text:s text:c="7"/>/**</text:p>
      <text:p text:style-name="P3"><text:s text:c="8"/>* <text:s/>短描述</text:p>
      <text:p text:style-name="P3"><text:s text:c="8"/>* <text:s/>@decription</text:p>
      <text:p text:style-name="P3"><text:s text:c="8"/>* <text:s/>@param</text:p>
      <text:p text:style-name="P3"><text:s text:c="8"/>* <text:s/>@see</text:p>
      <text:p text:style-name="P3"><text:s text:c="8"/>* <text:s/>@sine</text:p>
      <text:p text:style-name="P3"><text:s text:c="8"/>* <text:s/>@link</text:p>
      <text:p text:style-name="P3"><text:s text:c="8"/>* <text:s/>@author</text:p>
      <text:p text:style-name="P3"><text:s text:c="8"/>* <text:s/>@version</text:p>
      <text:p text:style-name="P3"><text:s text:c="8"/>* <text:s/>@return</text:p>
      <text:p text:style-name="P3"><text:s text:c="8"/>* <text:s/>@package</text:p>
      <text:p text:style-name="P3"><text:s text:c="8"/>*/ </text:p>
      <text:p text:style-name="P4"><text:span text:style-name="T1"><text:s text:c="8"/></text:span><text:span text:style-name="T6">* My function</text:span></text:p>
      <text:list xml:id="list769184442" text:style-name="L1">
        <text:list-item>
          <text:p text:style-name="P8"> <text:span text:style-name="T11">*</text:span></text:p>
        </text:list-item>
        <text:list-item>
          <text:p text:style-name="P8"> <text:span text:style-name="T11">* Here is an inline example:</text:span></text:p>
        </text:list-item>
        <text:list-item>
          <text:p text:style-name="P8"> <text:span text:style-name="T11">* &lt;code&gt;</text:span></text:p>
        </text:list-item>
        <text:list-item>
          <text:p text:style-name="P8"> <text:span text:style-name="T11">* </text:span><text:span text:style-name="T12">&lt;?php</text:span></text:p>
        </text:list-item>
        <text:list-item>
          <text:p text:style-name="P9"><text:span text:style-name="T4"> </text:span><text:span text:style-name="T6">* echo </text:span><text:a xlink:type="simple" xlink:href="http://www.php.net/strlen"><text:span text:style-name="T8">strlen</text:span></text:a><text:span text:style-name="T7">(</text:span><text:span text:style-name="T9">'6'</text:span><text:span text:style-name="T7">);</text:span></text:p>
        </text:list-item>
        <text:list-item>
          <text:p text:style-name="P8"> <text:span text:style-name="T11">* </text:span><text:span text:style-name="T12">?&gt;</text:span></text:p>
        </text:list-item>
        <text:list-item>
          <text:p text:style-name="P7"> <text:span text:style-name="T11">* &lt;/code&gt;</text:span></text:p>
        </text:list-item>
      </text:list>
      <text:p text:style-name="P3"><text:s text:c="2"/></text:p>
      <text:p text:style-name="P3"><text:s text:c="7"/>2.1</text:p>
      <text:p text:style-name="P3"><text:s text:c="7"/>类名：单词首字母大写，其他小写，如果是缩写都大写</text:p>
      <text:p text:style-name="P3"><text:s text:c="7"/>方法名：首个单词小写，其后单词首字母大写</text:p>
      <text:p text:style-name="P3"><text:s text:c="7"/>常量定义： 都大写，单词下划线分割</text:p>
      <text:p text:style-name="P3"><text:s text:c="7"/>变量：和方法名一样，但私有或者保护变量加下划线前缀</text:p>
      <text:p text:style-name="P3"/>
      <text:p text:style-name="P3">3 : lib 库</text:p>
      <text:p text:style-name="P3"><text:s text:c="3"/>--smarty</text:p>
      <text:p text:style-name="P3"><text:s text:c="3"/>--frame</text:p>
      <text:p text:style-name="P3"><text:s text:c="3"/>--firephpbug</text:p>
      <text:p text:style-name="P3"><text:s text:c="3"/>--simpletes</text:p>
      <text:p text:style-name="P3"><text:s text:c="3"/>--amf</text:p>
      <text:p text:style-name="P3"/>
      <text:p text:style-name="P3"><text:soft-page-break/><text:s text:c="3"/>3.1</text:p>
      <text:p text:style-name="P3"><text:s text:c="3"/>--frame</text:p>
      <text:p text:style-name="P3"><text:s text:c="6"/>--session <text:s text:c="13"/>[session管理]</text:p>
      <text:p text:style-name="P3"><text:s text:c="6"/>--param <text:s text:c="14"/>[参数封装]</text:p>
      <text:p text:style-name="P3"><text:s text:c="6"/>--mysql(pdo) <text:s text:c="7"/>[数据库]</text:p>
      <text:p text:style-name="P3"><text:s text:c="6"/>--customexception <text:s text:c="9"/>[框架级异常处理，代码级异常处理，注意head/code]</text:p>
      <text:p text:style-name="P3"><text:s text:c="6"/>--acl <text:s text:c="20"/>[PBAC 权限控制，精细到动作]</text:p>
      <text:p text:style-name="P3"><text:s text:c="6"/>--cache <text:s text:c="15"/>[mysql,phppage，缓存文件]</text:p>
      <text:p text:style-name="P3"><text:s text:c="6"/>--memache <text:s text:c="9"/>[内存缓存]</text:p>
      <text:p text:style-name="P3"><text:s text:c="6"/>--log <text:s text:c="19"/>[错误，运行日志记录]</text:p>
      <text:p text:style-name="P3"><text:s text:c="6"/>--frontcontroller [前端控制器]</text:p>
      <text:p text:style-name="P3"><text:s text:c="6"/>--plus <text:s text:c="17"/>[插件机制]</text:p>
      <text:p text:style-name="P3"><text:s text:c="6"/>--autoload <text:s text:c="10"/>[自动加载管理]</text:p>
      <text:p text:style-name="P3"><text:s text:c="6"/>--controller <text:s text:c="8"/>[控制器基类]</text:p>
      <text:p text:style-name="P3"><text:s text:c="6"/>--model <text:s text:c="14"/>[模型基类]</text:p>
      <text:p text:style-name="P2"><text:s text:c="6"/>--tools <text:s text:c="16"/>[日志查看，memcache管理工具]</text:p>
      <text:p text:style-name="P3"><text:s text:c="5"/>3.2</text:p>
      <text:p text:style-name="P3"><text:s text:c="5"/>--frontcontroller</text:p>
      <text:p text:style-name="P3"><text:s text:c="7"/>--App.php</text:p>
      <text:p text:style-name="P3"><text:s text:c="7"/>--Router</text:p>
      <text:p text:style-name="P3"><text:s text:c="7"/>--Dispatch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参考</text:p>
      <text:p text:style-name="P3"><text:span text:style-name="T5">附表</text:span><text:span text:style-name="T3">1: PhpDocumentor</text:span><text:span text:style-name="T5">支持的常用标签：</text:span><text:line-break/><text:span text:style-name="T3">@abstract </text:span><text:span text:style-name="T5">申明变量</text:span><text:span text:style-name="T3">/</text:span><text:span text:style-name="T5">类</text:span><text:span text:style-name="T3">/</text:span><text:span text:style-name="T5">方法</text:span><text:line-break/><text:span text:style-name="T3">@access</text:span><text:span text:style-name="T5">指明这个变量、类、函数</text:span><text:span text:style-name="T3">/</text:span><text:span text:style-name="T5">方法的存取权限</text:span><text:line-break/><text:span text:style-name="T3">@author </text:span><text:span text:style-name="T5">函数作者的名字和邮箱地址</text:span><text:line-break/><text:span text:style-name="T3">@category </text:span><text:span text:style-name="T5">组织</text:span><text:span text:style-name="T3">packages </text:span><text:line-break/><text:span text:style-name="T3">@copyright</text:span><text:span text:style-name="T5">指明版权信息</text:span><text:line-break/><text:span text:style-name="T3">@const</text:span><text:span text:style-name="T5">指明常量</text:span><text:line-break/><text:span text:style-name="T3">@deprecate</text:span><text:span text:style-name="T5">指明不推荐或者是废弃的信息</text:span><text:line-break/><text:span text:style-name="T3">@example </text:span><text:span text:style-name="T5">示例</text:span><text:line-break/><text:span text:style-name="T3">@exclude</text:span><text:span text:style-name="T5">指明当前的注释将不进行分析，不出现在文挡中</text:span><text:line-break/><text:span text:style-name="T3">@final</text:span><text:span text:style-name="T5">指明这是一个最终的类、方法、属性，禁止派生、修改。 </text:span><text:line-break/><text:span text:style-name="T3">@global</text:span><text:span text:style-name="T5">指明在此函数中引用的全局变量</text:span><text:line-break/><text:span text:style-name="T3">@include</text:span><text:span text:style-name="T5">指明包含的文件的信息</text:span><text:line-break/><text:span text:style-name="T3">@link</text:span><text:span text:style-name="T5">定义在线连接</text:span><text:line-break/><text:span text:style-name="T3">@module</text:span><text:span text:style-name="T5">定义归属的模块信息</text:span><text:line-break/><text:span text:style-name="T3">@modulegroup</text:span><text:span text:style-name="T5">定义归属的模块组</text:span><text:line-break/><text:span text:style-name="T3">@package</text:span><text:span text:style-name="T5">定义归属的包的信息</text:span><text:line-break/><text:span text:style-name="T3">@param</text:span><text:span text:style-name="T5">定义函数或者方法的参数信息</text:span><text:line-break/><text:span text:style-name="T3">@return</text:span><text:span text:style-name="T5">定义函数或者方法的返回信息</text:span><text:line-break/><text:span text:style-name="T3">@see</text:span><text:span text:style-name="T5">定义需要参考的函数、变量，并加入相应的超级连接。</text:span><text:line-break/><text:span text:style-name="T3">@since </text:span><text:span text:style-name="T5">指明该</text:span><text:span text:style-name="T3">api</text:span><text:span text:style-name="T5">函数或者方法是从哪个版本开始引入的</text:span><text:line-break/><text:soft-page-break/><text:span text:style-name="T3">@static </text:span><text:span text:style-name="T5">指明变量、类、函数是静态的。</text:span><text:line-break/><text:span text:style-name="T3">@throws</text:span><text:span text:style-name="T5">指明此函数可能抛出的错误异常</text:span><text:span text:style-name="T3">,</text:span><text:span text:style-name="T5">极其发生的情况 </text:span><text:line-break/><text:span text:style-name="T3">@todo</text:span><text:span text:style-name="T5">指明应该改进或没有实现的地方</text:span><text:line-break/><text:span text:style-name="T3">@var</text:span><text:span text:style-name="T5">定义说明变量</text:span><text:span text:style-name="T3">/</text:span><text:span text:style-name="T5">属性。 </text:span><text:line-break/><text:span text:style-name="T3">@version</text:span><text:span text:style-name="T5">定义版本信息</text:span></text:p>
      <text:p text:style-name="P3"/>
      <text:p text:style-name="P3"/>
      <text:p text:style-name="P3">框架重要信息</text:p>
      <text:p text:style-name="P3"/>
      <text:p text:style-name="P3">1：url的分发和规则</text:p>
      <text:p text:style-name="P3">get:</text:p>
      <text:p text:style-name="P3">http://127.0.0.1/index.php?r=home/user/getpage&amp;id=1 </text:p>
      <text:p text:style-name="P3"><text:a xlink:type="simple" xlink:href="http://127.0.0.1/index.html?r=home/user/getpage&amp;id=1">http://127.0.0.1/index.html?r=home/user/getpage&amp;id=1</text:a></text:p>
      <text:p text:style-name="P3"/>
      <text:p text:style-name="P3">http://127.0.0.1/home/user/getpage/1.html</text:p>
      <text:p text:style-name="P3"><text:span text:style-name="T10">^(.*)</text:span>/ ([a-zA-Z]{*}/[a-zA-Z_-]{*}/[a-zA-Z_-]{*})/([0-9]+)\.html $1/index.php?r=$2&amp;id=$3;</text:p>
      <text:p text:style-name="P3"/>
      <text:p text:style-name="P3">http://127.0.0.1/home/user/getpage/1.html</text:p>
      <text:p text:style-name="P3"><text:span text:style-name="T10">^(.*)</text:span>/product/([0-9]+)\.html $1/index.php?r=/home/product/getgoods&amp;id=$3</text:p>
      <text:p text:style-name="P3"/>
      <text:p text:style-name="P3"/>
      <text:p text:style-name="P3">post: </text:p>
      <text:p text:style-name="P3">http://127.0.0.1/index.php?r=home/user/getName </text:p>
      <text:p text:style-name="P3">info={id:'1'}</text:p>
      <text:p text:style-name="P3"/>
      <text:p text:style-name="P3">应用程序</text:p>
      <text:p text:style-name="P3">1：单入口 ，统一路由，方便权限精细控制</text:p>
      <text:p text:style-name="P3">2：用户权限统一</text:p>
      <text:p text:style-name="P3">3：返回数据的统一性 json xml afm</text:p>
      <text:p text:style-name="P3"/>
      <text:p text:style-name="P3">App → home[主站] → [ i18n <text:s/>view <text:s/>controller model <text:s/>config ]</text:p>
      <text:p text:style-name="P3"><text:s text:c="11"/>user <text:s/>[用户中心]</text:p>
      <text:p text:style-name="P3"><text:s text:c="11"/>icom [] </text:p>
      <text:p text:style-name="P3"><text:s text:c="11"/>ivideo []</text:p>
      <text:p text:style-name="P3"/>
      <text:p text:style-name="P3"><text:a xlink:type="simple" xlink:href="http://127.0.0.1/index.php?r=home/controller/index/index/">http://127.0.0.1/index.php?r=home/controller/index/index/</text:a></text:p>
      <text:p text:style-name="P3"><text:a xlink:type="simple" xlink:href="http://127.0.0.1/index.php?r=home/index/index/">http://127.0.0.1/index.php?r=home/index/index/</text:a></text:p>
      <text:p text:style-name="P3"/>
      <text:p text:style-name="P3"/>
      <text:p text:style-name="P3">r=home/index/index</text:p>
      <text:p text:style-name="P3"/>
      <text:p text:style-name="P3">r=home/news/get_news</text:p>
      <text:p text:style-name="P3"/>
      <text:p text:style-name="P3">APP目录 home 命名空间</text:p>
      <text:p text:style-name="P3">filename 页面名称 <text:s/>index.php <text:s/>index 类名</text:p>
      <text:p text:style-name="P3">funciton name方法:名 </text:p>
      <text:p text:style-name="P3"/>
      <text:p text:style-name="P3"><text:a xlink:type="simple" xlink:href="http://127.0.0.1/phpframe/public/index.php?r=home/index/index&amp;name=jack">http://127.0.0.1/phpframe/public/index.php?r=home/index/index&amp;name=jack</text:a>//<text:soft-page-break/>纯类</text:p>
      <text:p text:style-name="P3"><text:a xlink:type="simple" xlink:href="http://127.0.0.1/phpframe/public/index.php?r=home/news/get_news&amp;id=10">http://127.0.0.1/phpframe/public/index.php?r=home/news/get_news&amp;id=10</text:a>//纯函数</text:p>
      <text:p text:style-name="P3"/>
      <text:p text:style-name="P3"><text:a xlink:type="simple" xlink:href="http://127.0.0.1/phpframe/public/index.php?r=home/test/test&amp;test=10">http://127.0.0.1/phpframe/public/index.php?r=home/test/test&amp;test=10</text:a>//命名空间纯函数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, Courier, monospace"/>
    <style:font-face style:name="Monaco" svg:font-family="Monaco, Consolas, '&quot;Lucida Console&quot;', '&quot;Courier New&quot;', serif"/>
    <style:font-face style:name="OpenSymbol" svg:font-family="OpenSymbol"/>
    <style:font-face style:name="arial" svg:font-family="arial, sans-serif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Phpframe v 1.0</text:p>
      </style:header>
      <style:footer>
        <text:p text:style-name="Footer"><text:s text:c="121"/>诺亚舟预研中心</text:p>
      </style:footer>
    </style:master-page>
    <style:master-page style:name="Foot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2-03-05T21:57:28</meta:creation-date>
    <dc:date>2012-04-17T23:43:51</dc:date>
    <dc:creator>root </dc:creator>
    <meta:editing-duration>PT08H05M32S</meta:editing-duration>
    <meta:editing-cycles>66</meta:editing-cycles>
    <meta:generator>OpenOffice.org/3.2$Linux OpenOffice.org_project/320m12$Build-9483</meta:generator>
    <meta:document-statistic meta:table-count="0" meta:image-count="0" meta:object-count="0" meta:page-count="4" meta:paragraph-count="98" meta:word-count="601" meta:character-count="3200"/>
  </office:meta>
</office:document-meta>
</file>